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6cc57" officeooo:paragraph-rsid="0006cc57"/>
    </style:style>
    <style:style style:name="T1" style:family="text">
      <style:text-properties officeooo:rsid="0006e8e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Set 7 Write-up</text:p>
      <text:p text:style-name="P1"/>
      <text:p text:style-name="P1">1) Probabilities</text:p>
      <text:p text:style-name="P1"><text:tab/>a) 1/8 (½ * ½ * ½)</text:p>
      <text:p text:style-name="P1"><text:tab/>b) 1/8 (½ * ½ * ½)</text:p>
      <text:p text:style-name="P1"><text:tab/>c) 3/8 (3 of 8 combinations would produce only two heads)</text:p>
      <text:p text:style-name="P1"><text:tab/>d) ½ (4 of 8 combinations would produce two or more heads)</text:p>
      <text:p text:style-name="P1"/>
      <text:p text:style-name="P1">2) 6 / 7776 <text:span text:style-name="T1">~ 0.077%</text:span> (6 / 6 ^ 5 combinations would result in Yatze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4T19:07:40.795810451</meta:creation-date>
    <dc:date>2016-05-24T20:02:36.384630526</dc:date>
    <meta:editing-duration>PT39M44S</meta:editing-duration>
    <meta:editing-cycles>2</meta:editing-cycles>
    <meta:generator>LibreOffice/4.4.6.3$Linux_X86_64 LibreOffice_project/40m0$Build-3</meta:generator>
    <meta:document-statistic meta:table-count="0" meta:image-count="0" meta:object-count="0" meta:page-count="1" meta:paragraph-count="7" meta:word-count="63" meta:character-count="261" meta:non-whitespace-character-count="205"/>
  </office:meta>
</office:document-meta>
</file>